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F00000066311E7278.png"/>
  <manifest:file-entry manifest:media-type="image/png" manifest:full-path="Pictures/10000000000003B10000006EF931A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bc27"/>
    </style:style>
    <style:style style:name="P2" style:family="paragraph" style:parent-style-name="Standard">
      <style:text-properties officeooo:rsid="000cbc27" officeooo:paragraph-rsid="000cbc27"/>
    </style:style>
    <style:style style:name="P3" style:family="paragraph" style:parent-style-name="Standard">
      <style:text-properties fo:font-weight="bold" officeooo:rsid="000cbc27" officeooo:paragraph-rsid="000cbc27" style:font-weight-asian="bold" style:font-weight-complex="bold"/>
    </style:style>
    <style:style style:name="P4" style:family="paragraph" style:parent-style-name="Standard">
      <style:text-properties fo:font-weight="bold" officeooo:rsid="000ceb2a" officeooo:paragraph-rsid="000cbc27" style:font-weight-asian="bold" style:font-weight-complex="bold"/>
    </style:style>
    <style:style style:name="P5" style:family="paragraph" style:parent-style-name="Standard">
      <style:text-properties fo:font-weight="bold" officeooo:rsid="000f68e4" officeooo:paragraph-rsid="000f68e4" style:font-weight-asian="bold" style:font-weight-complex="bold"/>
    </style:style>
    <style:style style:name="P6" style:family="paragraph" style:parent-style-name="Standard">
      <style:text-properties fo:font-weight="bold" officeooo:rsid="000f68e4" officeooo:paragraph-rsid="0022eedc" style:font-weight-asian="bold" style:font-weight-complex="bold"/>
    </style:style>
    <style:style style:name="P7" style:family="paragraph" style:parent-style-name="Standard">
      <style:text-properties fo:font-weight="bold" officeooo:rsid="000fd1db" officeooo:paragraph-rsid="000f68e4" style:font-weight-asian="bold" style:font-weight-complex="bold"/>
    </style:style>
    <style:style style:name="P8" style:family="paragraph" style:parent-style-name="Standard">
      <style:text-properties fo:font-weight="bold" officeooo:rsid="0023d706" officeooo:paragraph-rsid="0022eedc" style:font-weight-asian="bold" style:font-weight-complex="bold"/>
    </style:style>
    <style:style style:name="P9" style:family="paragraph" style:parent-style-name="Standard">
      <style:text-properties fo:font-weight="bold" officeooo:rsid="0024ed37" officeooo:paragraph-rsid="0024ed37" style:font-weight-asian="bold" style:font-weight-complex="bold"/>
    </style:style>
    <style:style style:name="P10" style:family="paragraph" style:parent-style-name="Standard">
      <style:text-properties fo:font-weight="normal" officeooo:rsid="000fd1db" officeooo:paragraph-rsid="000fd1db" style:font-weight-asian="normal" style:font-weight-complex="normal"/>
    </style:style>
    <style:style style:name="P11" style:family="paragraph" style:parent-style-name="Standard">
      <style:text-properties fo:font-weight="normal" officeooo:rsid="00110ed8" officeooo:paragraph-rsid="00110ed8" style:font-weight-asian="normal" style:font-weight-complex="normal"/>
    </style:style>
    <style:style style:name="P12" style:family="paragraph" style:parent-style-name="Standard">
      <style:text-properties fo:font-weight="normal" officeooo:rsid="00110ed8" officeooo:paragraph-rsid="001348dc" style:font-weight-asian="normal" style:font-weight-complex="normal"/>
    </style:style>
    <style:style style:name="P13" style:family="paragraph" style:parent-style-name="Standard">
      <style:text-properties fo:font-weight="normal" officeooo:rsid="00113a15" officeooo:paragraph-rsid="00113a15" style:font-weight-asian="normal" style:font-weight-complex="normal"/>
    </style:style>
    <style:style style:name="P14" style:family="paragraph" style:parent-style-name="Standard">
      <style:text-properties fo:font-weight="normal" officeooo:rsid="00113a15" officeooo:paragraph-rsid="0014e0fd" style:font-weight-asian="normal" style:font-weight-complex="normal"/>
    </style:style>
    <style:style style:name="P15" style:family="paragraph" style:parent-style-name="Standard">
      <style:text-properties fo:font-weight="normal" officeooo:rsid="00119aec" officeooo:paragraph-rsid="00119aec" style:font-weight-asian="normal" style:font-weight-complex="normal"/>
    </style:style>
    <style:style style:name="P16" style:family="paragraph" style:parent-style-name="Standard">
      <style:text-properties fo:font-weight="normal" officeooo:rsid="001348dc" officeooo:paragraph-rsid="001348dc" style:font-weight-asian="normal" style:font-weight-complex="normal"/>
    </style:style>
    <style:style style:name="P17" style:family="paragraph" style:parent-style-name="Standard">
      <style:text-properties fo:font-weight="normal" officeooo:rsid="0028b841" officeooo:paragraph-rsid="00113a15" style:font-weight-asian="normal" style:font-weight-complex="normal"/>
    </style:style>
    <style:style style:name="P18" style:family="paragraph" style:parent-style-name="Standard">
      <style:text-properties fo:font-weight="normal" officeooo:rsid="0029d753" officeooo:paragraph-rsid="0029d753" style:font-weight-asian="normal" style:font-weight-complex="normal"/>
    </style:style>
    <style:style style:name="P19" style:family="paragraph" style:parent-style-name="Standard">
      <style:text-properties fo:font-weight="normal" officeooo:rsid="0014d79c" officeooo:paragraph-rsid="001348dc" style:font-weight-asian="normal" style:font-weight-complex="normal"/>
    </style:style>
    <style:style style:name="P20" style:family="paragraph" style:parent-style-name="Standard">
      <style:text-properties fo:font-weight="normal" officeooo:rsid="002aff57" officeooo:paragraph-rsid="002aff57" style:font-weight-asian="normal" style:font-weight-complex="normal"/>
    </style:style>
    <style:style style:name="P21" style:family="paragraph" style:parent-style-name="Standard">
      <style:text-properties fo:font-weight="normal" officeooo:rsid="002aff57" officeooo:paragraph-rsid="002c5593" style:font-weight-asian="normal" style:font-weight-complex="normal"/>
    </style:style>
    <style:style style:name="T1" style:family="text">
      <style:text-properties officeooo:rsid="000cbc27"/>
    </style:style>
    <style:style style:name="T2" style:family="text">
      <style:text-properties fo:font-weight="bold" officeooo:rsid="000cbc27" style:font-weight-asian="bold" style:font-weight-complex="bold"/>
    </style:style>
    <style:style style:name="T3" style:family="text">
      <style:text-properties fo:font-weight="bold" officeooo:rsid="000eede8" style:font-weight-asian="bold" style:font-weight-complex="bold"/>
    </style:style>
    <style:style style:name="T4" style:family="text">
      <style:text-properties fo:font-weight="bold" officeooo:rsid="000f68e4" style:font-weight-asian="bold" style:font-weight-complex="bold"/>
    </style:style>
    <style:style style:name="T5" style:family="text">
      <style:text-properties officeooo:rsid="001348dc"/>
    </style:style>
    <style:style style:name="T6" style:family="text">
      <style:text-properties officeooo:rsid="001436db"/>
    </style:style>
    <style:style style:name="T7" style:family="text">
      <style:text-properties officeooo:rsid="0014d79c"/>
    </style:style>
    <style:style style:name="T8" style:family="text">
      <style:text-properties officeooo:rsid="0014e0fd"/>
    </style:style>
    <style:style style:name="T9" style:family="text">
      <style:text-properties officeooo:rsid="0016f524"/>
    </style:style>
    <style:style style:name="T10" style:family="text">
      <style:text-properties officeooo:rsid="00190ebf"/>
    </style:style>
    <style:style style:name="T11" style:family="text">
      <style:text-properties officeooo:rsid="001eb4f9"/>
    </style:style>
    <style:style style:name="T12" style:family="text">
      <style:text-properties officeooo:rsid="001fd6cb"/>
    </style:style>
    <style:style style:name="T13" style:family="text">
      <style:text-properties officeooo:rsid="0020015b"/>
    </style:style>
    <style:style style:name="T14" style:family="text">
      <style:text-properties officeooo:rsid="0020bc02"/>
    </style:style>
    <style:style style:name="T15" style:family="text">
      <style:text-properties officeooo:rsid="0022eedc"/>
    </style:style>
    <style:style style:name="T16" style:family="text">
      <style:text-properties officeooo:rsid="0023d706"/>
    </style:style>
    <style:style style:name="T17" style:family="text">
      <style:text-properties officeooo:rsid="0028b841"/>
    </style:style>
    <style:style style:name="T18" style:family="text">
      <style:text-properties style:text-underline-style="solid" style:text-underline-width="auto" style:text-underline-color="font-color"/>
    </style:style>
    <style:style style:name="T19" style:family="text">
      <style:text-properties officeooo:rsid="002c55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s Facturas Rectificativas OpenERP</text:p>
      <text:p text:style-name="P2"/>
      <text:p text:style-name="P2">Escenario 1</text:p>
      <text:p text:style-name="P2"><text:tab/>Facturas Abiertas Pendientes de Pago</text:p>
      <text:p text:style-name="P2"><text:tab/><text:tab/>Generada Cuenta Por Pagar</text:p>
      <text:p text:style-name="P2"><text:tab/><text:tab/>Y se Realizo Cobro de IVA</text:p>
      <text:p text:style-name="P2"/>
      <text:p text:style-name="P1"><text:span text:style-name="T1"><text:tab/><text:tab/></text:span><text:span text:style-name="T2">Modificar</text:span></text:p>
      <text:p text:style-name="P3"/>
      <text:p text:style-name="P4">Genera un asiento de cancelación, el documento de la factura pasa a un estado pagado y conciliado, la factura rectificativa se genera con las mismas lineas de producto de la factura original</text:p>
      <text:p text:style-name="P4"/>
      <text:p text:style-name="P1"><text:span text:style-name="T3">No genera voucher, pero genera un comprobante de pago de la factura original basado en el número de la nota de </text:span><text:span text:style-name="T4">crédito</text:span><text:span text:style-name="T3">, con lo que se concilio la factura</text:span></text:p>
      <text:p text:style-name="P1"/>
      <text:p text:style-name="P3">Rectificación</text:p>
      <text:p text:style-name="P3"><draw:frame draw:style-name="fr1" draw:name="graphics2" text:anchor-type="paragraph" svg:x="0.243cm" svg:y="3.678cm" svg:width="24.95cm" svg:height="2.699cm" draw:z-index="1"><draw:image xlink:href="Pictures/10000000000003AF00000066311E7278.png" xlink:type="simple" xlink:show="embed" xlink:actuate="onLoad"/></draw:frame><draw:frame draw:style-name="fr2" draw:name="graphics1" text:anchor-type="paragraph" svg:width="25.003cm" svg:height="2.91cm" draw:z-index="0"><draw:image xlink:href="Pictures/10000000000003B10000006EF931AA81.png" xlink:type="simple" xlink:show="embed" xlink:actuate="onLoad"/></draw:frame>Venta</text:p>
      <text:p text:style-name="P3"/>
      <text:p text:style-name="P5">La factura rectificativa, genera una factura rectificativa en borrador que permite realizar un cambio de los datos, pero a su vez esta tiene que pasar por el proceso de aprobación y conciliación de pago, el problema radica en la falta <text:s/>de secuencia del proceso, la factura original no cambia de estado ni se salda de alguna manera, indicando que esta ya fue cancelada de alguna manera, este escenario no es util para las ecua_facturas.</text:p>
      <text:p text:style-name="P5"><text:soft-page-break/></text:p>
      <text:p text:style-name="P5">Cancelar tiene el mismo comportamiento de modificar</text:p>
      <text:p text:style-name="P5"/>
      <text:p text:style-name="P6"><text:span text:style-name="T15">Genera el asiento de conciliación total, la idea es generar el asiento de conciliación parcial o total y validar los montos, </text:span><text:span text:style-name="T16">esto cubriría los escenarios expuestos posteriormente</text:span></text:p>
      <text:p text:style-name="P8"/>
      <text:p text:style-name="P9">Primero</text:p>
      <text:p text:style-name="P5"/>
      <text:p text:style-name="P7">Escenarios Ecua Notas de Crédito</text:p>
      <text:p text:style-name="P7"/>
      <text:p text:style-name="P10">modificación del valor de la factura</text:p>
      <text:p text:style-name="P10">cancelación total de la factura</text:p>
      <text:p text:style-name="P10">se puede aplicar mas de una nota de crédito a la misma factura</text:p>
      <text:p text:style-name="P11">Las notas de crédito pueden ser creadas antes de ser asignada la factura de parte del cliente</text:p>
      <text:p text:style-name="P11"/>
      <text:p text:style-name="P13">Escenarios</text:p>
      <text:p text:style-name="P13"><text:tab/>Factura Pagada Completamente</text:p>
      <text:p text:style-name="P13"><text:tab/><text:tab/><text:span text:style-name="T8">Se debe generar una cuenta por cobrar que puede ser saldada en facturas posteriores, </text:span><text:span text:style-name="T9">la factura no cambia de estado, ni sus asientos contable</text:span></text:p>
      <text:p text:style-name="P13"><text:tab/>Factura Pagada Parcialmente</text:p>
      <text:p text:style-name="P13"><text:tab/><text:tab/><text:span text:style-name="T11">Concilia valor sin excedente de la factura, </text:span><text:span text:style-name="T14">este caso debe ser tratado con especial atención con respecto al numero de items devueltos</text:span></text:p>
      <text:p text:style-name="P13"><text:span text:style-name="T14"><text:tab/><text:tab/></text:span><text:span text:style-name="T17">Verificar si los items no superan cantidad a los de la factura original</text:span></text:p>
      <text:p text:style-name="P17"/>
      <text:p text:style-name="P18">Para los Dos Casos Anteriores, que sucede si el proveedor nos ha realizado alguna retención ya sea de iva o en la fuente, como se procede?</text:p>
      <text:p text:style-name="P17"/>
      <text:p text:style-name="P14"><text:tab/>Factura Sin Pago()</text:p>
      <text:p text:style-name="P14"><text:tab/><text:tab/><text:span text:style-name="T9">Se conciliara la cuenta por cobrar para el cliente </text:span><text:span text:style-name="T10">de la factura original</text:span></text:p>
      <text:p text:style-name="P14"><text:span text:style-name="T10"><text:tab/></text:span><text:span text:style-name="T11">Difare</text:span></text:p>
      <text:p text:style-name="P14"><text:span text:style-name="T11"><text:tab/><text:tab/>Las notas de crédito tiene que tener un estado de en espera de número de factura, y poder ser asignados desde la factura para conciliación, </text:span><text:span text:style-name="T12">se </text:span><text:span text:style-name="T13">deberá</text:span><text:span text:style-name="T12"> modificar los estados de la factura, para que en la nota de </text:span><text:span text:style-name="T13">crédito</text:span><text:span text:style-name="T12"> existe el caso “Esperando Factura”</text:span></text:p>
      <text:p text:style-name="P13"/>
      <text:p text:style-name="P15">Validaciones</text:p>
      <text:p text:style-name="P15"><text:tab/>Valor de Nota de Crédito No puede Ser Superior al valor total de la factura</text:p>
      <text:p text:style-name="P15"><text:tab/>Las líneas de productos no deben ser superior en número o precio a los indicados en la factura</text:p>
      <text:p text:style-name="P15"><text:soft-page-break/></text:p>
      <text:p text:style-name="P16">Eventos</text:p>
      <text:p text:style-name="P12"><text:span text:style-name="T5"><text:tab/>Al cambiar la fac</text:span><text:span text:style-name="T6">t</text:span><text:span text:style-name="T5">ura a rectificar </text:span><text:span text:style-name="T7">deben llenarse las lineas de la factura</text:span></text:p>
      <text:p text:style-name="P19"/>
      <text:p text:style-name="P19"/>
      <text:p text:style-name="P20">La reconciliación de la factura, tiene consigo un campo para los movimientos contables que calcula la factura de la cual fue realizado, haciendo que el objeto de reconciliación muestre un descuadre en el pago de la factura en si</text:p>
      <text:p text:style-name="P20"/>
      <text:p text:style-name="P21"><text:span text:style-name="T19">Proveedores</text:span></text:p>
      <text:p text:style-name="P21"><text:span text:style-name="T19"/></text:p>
      <text:p text:style-name="P21"><text:span text:style-name="T19">Las devoluciones de los proveedores, en caso de tener impuestos de retenciones, estos deben ser sacados y solo permitir devolver el i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r Ormaza</meta:initial-creator>
    <meta:creation-date>2011-12-06T12:22:48</meta:creation-date>
    <dc:date>2011-12-17T16:08:18</dc:date>
    <dc:creator>Christopher Ormaza</dc:creator>
    <meta:editing-duration>PT01H21M33S</meta:editing-duration>
    <meta:editing-cycles>33</meta:editing-cycles>
    <meta:generator>OpenOffice.org/3.2$Linux OpenOffice.org_project/320m19$Build-9505</meta:generator>
    <meta:document-statistic meta:table-count="0" meta:image-count="2" meta:object-count="0" meta:page-count="3" meta:paragraph-count="38" meta:word-count="505" meta:character-count="2990"/>
  </office:meta>
</office:document-meta>
</file>